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4.821cm"/>
    </style:style>
    <style:style style:name="co19" style:family="table-column">
      <style:table-column-properties fo:break-before="auto" style:column-width="10.726cm"/>
    </style:style>
    <style:style style:name="co20" style:family="table-column">
      <style:table-column-properties fo:break-before="auto" style:column-width="7.844cm"/>
    </style:style>
    <style:style style:name="co21" style:family="table-column">
      <style:table-column-properties fo:break-before="auto" style:column-width="1.626cm"/>
    </style:style>
    <style:style style:name="co22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36"/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8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 style:data-style-name="N140">
      <style:text-properties style:font-name="Verdana" fo:font-size="7pt" style:font-size-asian="7pt" style:font-size-complex="7pt"/>
    </style:style>
    <style:style style:name="ce14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303" style:family="table-cell" style:parent-style-name="Default">
      <style:table-cell-properties fo:background-color="#cccccc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7" style:family="table-cell" style:parent-style-name="Default" style:data-style-name="N145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5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6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2"/>
        <table:table-column table:style-name="co9" table:default-cell-style-name="ce126"/>
        <table:table-column table:style-name="co10" table:default-cell-style-name="ce147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8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84" office:value-type="string" calcext:value-type="string">
            <text:p>BuyerTaxScheme</text:p>
          </table:table-cell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6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28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1"/>
          <table:covered-table-cell/>
          <table:covered-table-cell table:style-name="ce128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1"/>
          <table:table-cell/>
          <table:table-cell table:style-name="ce128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3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3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3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303" table:formula="of:=VLOOKUP([.M30]; [AllowanceAndCharge.$A$5:.$C$8]; 2; 0)" office:value-type="string" office:string-value="true" calcext:value-type="string">
            <text:p>true</text:p>
          </table:table-cell>
          <table:table-cell table:style-name="ce307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float" office:value="95" calcext:value-type="float">
            <text:p>95</text:p>
          </table:table-cell>
          <table:table-cell table:style-name="ce303" table:formula="of:=VLOOKUP([.M31]; [AllowanceAndCharge.$A$5:.$C$8]; 2; 0)" office:value-type="string" office:string-value="false" calcext:value-type="string">
            <text:p>false</text:p>
          </table:table-cell>
          <table:table-cell table:style-name="ce307" office:value-type="percentage" office:value="0.1" calcext:value-type="percentage">
            <text:p>10.00 %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TotalAllowanceCharge</text:p>
          </table:table-cell>
          <table:table-cell table:style-name="ce291" office:value-type="string" calcext:value-type="string">
            <text:p>Code</text:p>
          </table:table-cell>
          <table:table-cell table:style-name="Default" office:value-type="string" calcext:value-type="string">
            <text:p>Charge?</text:p>
          </table:table-cell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5]; [.$J$23:.$J$28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85" table:formula="of:=VLOOKUP([.$B35]; [Tax.$A$2:.$D$12];4; 0)" office:value-type="float" office:value="0" calcext:value-type="float">
            <text:p/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6]; [.$J$23:.$J$28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301" table:formula="of:=VLOOKUP([.$B36]; [Tax.$A$2:.$D$12];4; 0)" office:value-type="float" office:value="0" calcext:value-type="float">
            <text:p/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7]; [.$J$23:.$J$28])" office:value-type="currency" office:currency="EUR" office:value="19560" calcext:value-type="currency">
            <text:p>19,560.00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301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8]; [.$J$23:.$J$28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301" table:formula="of:=VLOOKUP([.$B38]; [Tax.$A$2:.$D$12];4; 0)" office:value-type="float" office:value="0" calcext:value-type="float">
            <text:p/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8]; [.$B39]; [.$J$23:.$J$28])" office:value-type="currency" office:currency="EUR" office:value="2145" calcext:value-type="currency">
            <text:p>2,145.0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26]; [.$B39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301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1"/>
          <table:covered-table-cell table:style-name="ce125"/>
          <table:covered-table-cell table:style-name="ce145"/>
          <table:covered-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Default"/>
        <table:table-column table:style-name="co19" table:default-cell-style-name="ce316"/>
        <table:table-column table:style-name="co20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13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/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1H40M47S</meta:editing-duration>
    <meta:editing-cycles>94</meta:editing-cycles>
    <meta:generator>LibreOffice/7.6.4.1$MacOSX_X86_64 LibreOffice_project/e19e193f88cd6c0525a17fb7a176ed8e6a3e2aa1</meta:generator>
    <meta:initial-creator>Guido Flohr</meta:initial-creator>
    <dc:date>2024-11-05T17:40:52.159970216</dc:date>
    <meta:document-statistic meta:table-count="4" meta:cell-count="351" meta:object-count="0"/>
  </office:meta>
</office:document-meta>
</file>